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圖片參考來源</text:p>
      <text:p text:style-name="Standard"/>
      <text:p text:style-name="Standard">Worldspectrum</text:p>
      <text:p text:style-name="Standard"><text:a xlink:type="simple" xlink:href="https://www.pexels.com/photo/ripple-etehereum-and-bitcoin-and-micro-sdhc-card-844124/" text:style-name="Internet_20_link" text:visited-style-name="Visited_20_Internet_20_Link">https://www.pexels.com/photo/ripple-etehereum-and-bitcoin-and-micro-sdhc-card-844124/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TC" style:font-family-asian="'Noto Serif CJK TC'" style:font-family-generic-asian="system" style:font-pitch-asian="variable" style:font-size-asian="14pt" style:font-weight-asian="bold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5T21:40:26.750307962</meta:creation-date>
    <dc:date>2022-02-05T21:41:10.805010288</dc:date>
    <meta:editing-duration>PT4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8" meta:character-count="104" meta:non-whitespace-character-count="104"/>
  </office:meta>
</office:document-meta>
</file>